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3.1999998092651pt"/>
    </style:style>
    <style:style style:name="P3" style:family="paragraph">
      <style:text-properties fo:font-size="11.6999998092651pt"/>
    </style:style>
    <style:style style:name="T1" style:family="text">
      <style:text-properties style:font-size-asian="13.1999998092651pt"/>
    </style:style>
    <style:style style:name="T2" style:family="text">
      <style:text-properties fo:font-weight="bold" style:font-size-asian="13.1999998092651p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ellipse draw:style-name="gr1" draw:text-style-name="P2" xml:id="id2" draw:id="id2" draw:layer="layout" svg:width="2.755cm" svg:height="1.91cm" svg:x="3.389cm" svg:y="0.164cm">
          <text:p text:style-name="P1"><text:span text:style-name="T1">비회원</text:span></text:p>
        </draw:ellipse>
        <draw:ellipse draw:style-name="gr1" draw:text-style-name="P2" xml:id="id9" draw:id="id9" draw:layer="layout" svg:width="3.196cm" svg:height="1.764cm" svg:x="20.533cm" svg:y="0.486cm">
          <text:p text:style-name="P1"><text:span text:style-name="T1">관리자</text:span></text:p>
        </draw:ellipse>
        <draw:rect draw:style-name="gr1" draw:text-style-name="P2" xml:id="id5" draw:id="id5" draw:layer="layout" svg:width="3.307cm" svg:height="0.882cm" svg:x="3.113cm" svg:y="2.809cm">
          <text:p text:style-name="P1"><text:span text:style-name="T1">회원가입</text:span></text:p>
        </draw:rect>
        <draw:rect draw:style-name="gr1" draw:text-style-name="P2" xml:id="id6" draw:id="id6" draw:layer="layout" svg:width="3.307cm" svg:height="0.882cm" svg:x="3.113cm" svg:y="4.426cm">
          <text:p text:style-name="P1"><text:span text:style-name="T1">로그인</text:span></text:p>
        </draw:rect>
        <draw:rect draw:style-name="gr1" draw:text-style-name="P2" xml:id="id1" draw:id="id1" draw:layer="layout" svg:width="3.4cm" svg:height="4.703cm" svg:x="-0.8cm" svg:y="8.395cm">
          <text:p text:style-name="P1"><text:span text:style-name="T2">게시판</text:span></text:p>
          <text:p text:style-name="P1"><text:span text:style-name="T1">. </text:span><text:span text:style-name="T1">건의사항 조회</text:span><text:span text:style-name="T1">,</text:span></text:p>
          <text:p text:style-name="P1"><text:span text:style-name="T1">등록</text:span><text:span text:style-name="T1">,</text:span><text:span text:style-name="T1">수정</text:span><text:span text:style-name="T1">,</text:span><text:span text:style-name="T1">삭제</text:span></text:p>
          <text:p text:style-name="P1"><text:span text:style-name="T1"/></text:p>
          <text:p text:style-name="P1"><text:span text:style-name="T1">단</text:span><text:span text:style-name="T1">,</text:span><text:span text:style-name="T1">비회원은 조회</text:span></text:p>
          <text:p text:style-name="P1"><text:span text:style-name="T1">만 가능</text:span></text:p>
        </draw:rect>
        <draw:rect draw:style-name="gr1" draw:text-style-name="P2" draw:layer="layout" svg:width="3.144cm" svg:height="6.205cm" svg:x="3cm" svg:y="8.395cm">
          <text:p text:style-name="P1"><text:span text:style-name="T2">마이 페이지</text:span></text:p>
          <text:p text:style-name="P1"><text:span text:style-name="T1">. </text:span><text:span text:style-name="T1">찜리스트 조회 </text:span></text:p>
          <text:p text:style-name="P1"><text:span text:style-name="T1">및 삭제</text:span></text:p>
          <text:p text:style-name="P1"><text:span text:style-name="T1">. </text:span><text:span text:style-name="T1">내가 쓴 리뷰 조</text:span></text:p>
          <text:p text:style-name="P1"><text:span text:style-name="T1">회 및 삭제</text:span></text:p>
          <text:p text:style-name="P1"><text:span text:style-name="T1">. </text:span><text:span text:style-name="T1">닉네임 변경</text:span></text:p>
          <text:p text:style-name="P1"><text:span text:style-name="T1">.</text:span><text:span text:style-name="T1">로그아웃</text:span></text:p>
          <text:p text:style-name="P1"><text:span text:style-name="T1">.</text:span><text:span text:style-name="T1">계정삭제</text:span></text:p>
          <text:p text:style-name="P1"><text:span text:style-name="T1">.</text:span></text:p>
        </draw:rect>
        <draw:rect draw:style-name="gr1" draw:text-style-name="P2" xml:id="id3" draw:id="id3" draw:layer="layout" svg:width="3.524cm" svg:height="4.703cm" svg:x="6.476cm" svg:y="8.395cm">
          <text:p text:style-name="P1"><text:span text:style-name="T2">검색</text:span></text:p>
          <text:p text:style-name="P1"><text:span text:style-name="T1">. </text:span><text:span text:style-name="T1">식당 명 검색</text:span></text:p>
          <text:p text:style-name="P1"><text:span text:style-name="T1">. </text:span><text:span text:style-name="T1">거리순 조회</text:span></text:p>
          <text:p text:style-name="P1"><text:span text:style-name="T1">.</text:span><text:span text:style-name="T1">가격대 별 검색</text:span></text:p>
          <text:p text:style-name="P1"><text:span text:style-name="T1">. </text:span><text:span text:style-name="T1">평점순 조회</text:span></text:p>
          <text:p text:style-name="P1"><text:span text:style-name="T1">.</text:span><text:span text:style-name="T1">음식 종류별 검색</text:span></text:p>
          <text:p text:style-name="P1"><text:span text:style-name="T1">. </text:span><text:span text:style-name="T1">리뷰많은순 <text:s/>조회</text:span></text:p>
        </draw:rect>
        <draw:connector draw:style-name="gr2" draw:text-style-name="P1" draw:layer="layout" svg:x1="0.9cm" svg:y1="8.395cm" svg:x2="3.389cm" svg:y2="1.119cm" draw:start-shape="id1" draw:end-shape="id2" draw:end-glue-point="3" svg:d="M900 8395v-7276h2489">
          <text:p/>
        </draw:connector>
        <draw:connector draw:style-name="gr2" draw:text-style-name="P1" draw:layer="layout" svg:x1="6.144cm" svg:y1="1.119cm" svg:x2="8.238cm" svg:y2="8.395cm" draw:start-shape="id2" draw:start-glue-point="1" draw:end-shape="id3" svg:d="M6144 1119h2094v7276">
          <text:p/>
        </draw:connector>
        <draw:rect draw:style-name="gr1" draw:text-style-name="P2" xml:id="id4" draw:id="id4" draw:layer="layout" svg:width="4cm" svg:height="5.2cm" svg:x="6.2cm" svg:y="14cm">
          <text:p text:style-name="P1"><text:span text:style-name="T2">식당조회</text:span></text:p>
          <text:p text:style-name="P1"><text:span text:style-name="T1">. </text:span><text:span text:style-name="T1">식당정보</text:span></text:p>
          <text:p text:style-name="P1"><text:span text:style-name="T1">. </text:span><text:span text:style-name="T1">리뷰확인</text:span></text:p>
          <text:p text:style-name="P1"><text:span text:style-name="T1">. </text:span><text:span text:style-name="T1">메뉴확인</text:span></text:p>
          <text:p text:style-name="P1"><text:span text:style-name="T1">. </text:span><text:span text:style-name="T1">리뷰 작성</text:span></text:p>
          <text:p text:style-name="P1"><text:span text:style-name="T1"/></text:p>
          <text:p text:style-name="P1"><text:span text:style-name="T1">단</text:span><text:span text:style-name="T1">, </text:span><text:span text:style-name="T1">비회원은 리뷰 </text:span></text:p>
          <text:p text:style-name="P1"><text:span text:style-name="T1">작성 불가</text:span></text:p>
        </draw:rect>
        <draw:connector draw:style-name="gr2" draw:text-style-name="P1" draw:layer="layout" svg:x1="8.238cm" svg:y1="13.098cm" svg:x2="8.2cm" svg:y2="14cm" draw:start-shape="id3" draw:start-glue-point="2" draw:end-shape="id4" draw:end-glue-point="0" svg:d="M8238 13098v429h-38v473">
          <text:p/>
        </draw:connector>
        <draw:ellipse draw:style-name="gr1" draw:text-style-name="P2" xml:id="id7" draw:id="id7" draw:layer="layout" svg:width="2.755cm" svg:height="1.91cm" svg:x="3.389cm" svg:y="5.896cm">
          <text:p text:style-name="P1"><text:span text:style-name="T1">회원</text:span></text:p>
        </draw:ellipse>
        <draw:connector draw:style-name="gr2" draw:text-style-name="P1" draw:layer="layout" svg:x1="4.766cm" svg:y1="2.074cm" svg:x2="4.766cm" svg:y2="2.809cm" draw:start-shape="id2" draw:start-glue-point="2" draw:end-shape="id5" draw:end-glue-point="0" svg:d="M4766 2074v735">
          <text:p/>
        </draw:connector>
        <draw:connector draw:style-name="gr2" draw:text-style-name="P1" draw:layer="layout" svg:x1="4.766cm" svg:y1="5.308cm" svg:x2="4.766cm" svg:y2="5.896cm" draw:start-shape="id6" draw:start-glue-point="2" draw:end-shape="id7" draw:end-glue-point="0" svg:d="M4766 5308v588">
          <text:p/>
        </draw:connector>
        <draw:rect draw:style-name="gr1" draw:text-style-name="P2" xml:id="id8" draw:id="id8" draw:layer="layout" svg:width="2.755cm" svg:height="2.057cm" svg:x="17.446cm" svg:y="2.838cm">
          <text:p text:style-name="P1"><text:span text:style-name="T1">식당관리</text:span></text:p>
        </draw:rect>
        <draw:rect draw:style-name="gr1" draw:text-style-name="P2" xml:id="id10" draw:id="id10" draw:layer="layout" svg:width="2.755cm" svg:height="2.057cm" svg:x="23.619cm" svg:y="2.838cm">
          <text:p text:style-name="P1"><text:span text:style-name="T1">게시판관리</text:span></text:p>
        </draw:rect>
        <draw:connector draw:style-name="gr2" draw:text-style-name="P1" draw:layer="layout" svg:x1="18.823cm" svg:y1="2.838cm" svg:x2="20.533cm" svg:y2="1.368cm" draw:start-shape="id8" draw:end-shape="id9" svg:d="M18823 2838v-1470h1710">
          <text:p/>
        </draw:connector>
        <draw:connector draw:style-name="gr2" draw:text-style-name="P1" draw:layer="layout" svg:x1="24.996cm" svg:y1="2.838cm" svg:x2="23.729cm" svg:y2="1.368cm" draw:start-shape="id10" draw:end-shape="id9" svg:d="M24996 2838v-1470h-1267">
          <text:p/>
        </draw:connector>
        <draw:rect draw:style-name="gr1" draw:text-style-name="P2" xml:id="id11" draw:id="id11" draw:layer="layout" svg:width="2.645cm" svg:height="5.687cm" svg:x="14.801cm" svg:y="6.513cm">
          <text:p text:style-name="P1"><text:span text:style-name="T2">식당추가</text:span></text:p>
          <text:p text:style-name="P1"><text:span text:style-name="T1">. </text:span><text:span text:style-name="T1">가게명</text:span></text:p>
          <text:p text:style-name="P1"><text:span text:style-name="T1">. </text:span><text:span text:style-name="T1">음식스타일</text:span></text:p>
          <text:p text:style-name="P1"><text:span text:style-name="T1">. </text:span><text:span text:style-name="T1">영업시간</text:span></text:p>
          <text:p text:style-name="P1"><text:span text:style-name="T1">. </text:span><text:span text:style-name="T1">주소</text:span></text:p>
          <text:p text:style-name="P1"><text:span text:style-name="T1">생성</text:span></text:p>
        </draw:rect>
        <draw:rect draw:style-name="gr1" draw:text-style-name="P2" xml:id="id12" draw:id="id12" draw:layer="layout" svg:width="3.683cm" svg:height="5.487cm" svg:x="18.503cm" svg:y="6.513cm">
          <text:p text:style-name="P1"><text:span text:style-name="T2">식당수정</text:span></text:p>
          <text:p text:style-name="P1"><text:span text:style-name="T1">가게명</text:span><text:span text:style-name="T1">,</text:span><text:span text:style-name="T1">영업시간</text:span><text:span text:style-name="T1">,</text:span></text:p>
          <text:p text:style-name="P1"><text:span text:style-name="T1">주소</text:span><text:span text:style-name="T1">,</text:span><text:span text:style-name="T1">가격 변경</text:span></text:p>
          <text:p text:style-name="P1"><text:span text:style-name="T1"/></text:p>
        </draw:rect>
        <draw:rect draw:style-name="gr1" draw:text-style-name="P2" xml:id="id15" draw:id="id15" draw:layer="layout" svg:width="2.645cm" svg:height="2.926cm" svg:x="14.801cm" svg:y="13.274cm">
          <text:p text:style-name="P1"><text:span text:style-name="T2">메뉴 추가</text:span></text:p>
          <text:p text:style-name="P1"><text:span text:style-name="T1">. </text:span><text:span text:style-name="T1">메뉴 명 </text:span></text:p>
          <text:p text:style-name="P1"><text:span text:style-name="T1">. </text:span><text:span text:style-name="T1">가격</text:span></text:p>
          <text:p text:style-name="P1"><text:span text:style-name="T1">생성</text:span></text:p>
        </draw:rect>
        <draw:connector draw:style-name="gr2" draw:text-style-name="P1" draw:layer="layout" svg:x1="18.823cm" svg:y1="4.895cm" svg:x2="16.123cm" svg:y2="6.513cm" draw:start-shape="id8" draw:start-glue-point="2" draw:end-shape="id11" draw:end-glue-point="0" svg:d="M18823 4895v809h-2700v809">
          <text:p/>
        </draw:connector>
        <draw:connector draw:style-name="gr2" draw:text-style-name="P1" draw:layer="layout" svg:x1="18.823cm" svg:y1="4.895cm" svg:x2="20.344cm" svg:y2="6.513cm" draw:start-shape="id8" draw:start-glue-point="2" draw:end-shape="id12" svg:d="M18823 4895v809h1521v809">
          <text:p/>
        </draw:connector>
        <draw:rect draw:style-name="gr1" draw:text-style-name="P2" xml:id="id14" draw:id="id14" draw:layer="layout" svg:width="2.425cm" svg:height="4.115cm" svg:x="26.375cm" svg:y="6.219cm">
          <text:p text:style-name="P1"><text:span text:style-name="T2">불편사항접수</text:span></text:p>
          <text:p text:style-name="P1"><text:span text:style-name="T1">확인</text:span><text:span text:style-name="T1">,</text:span></text:p>
          <text:p text:style-name="P1"><text:span text:style-name="T1">등록 </text:span><text:span text:style-name="T1">,</text:span><text:span text:style-name="T1">삭제</text:span></text:p>
        </draw:rect>
        <draw:rect draw:style-name="gr1" draw:text-style-name="P2" xml:id="id13" draw:id="id13" draw:layer="layout" svg:width="2.425cm" svg:height="4.703cm" svg:x="22.958cm" svg:y="6.219cm">
          <text:p text:style-name="P1"><text:span text:style-name="T2">식당 추가</text:span></text:p>
          <text:p text:style-name="P1"><text:span text:style-name="T2">건의사항</text:span></text:p>
          <text:p text:style-name="P1"><text:span text:style-name="T1">확인 및 등록</text:span></text:p>
          <text:p text:style-name="P1"><text:span text:style-name="T1">삭제</text:span></text:p>
          <text:p text:style-name="P1"><text:span text:style-name="T1">관리</text:span></text:p>
        </draw:rect>
        <draw:connector draw:style-name="gr2" draw:text-style-name="P1" draw:layer="layout" svg:x1="24.996cm" svg:y1="4.895cm" svg:x2="24.17cm" svg:y2="6.219cm" draw:start-shape="id10" draw:end-shape="id13" draw:end-glue-point="0" svg:d="M24996 4895v662h-826v662">
          <text:p/>
        </draw:connector>
        <draw:connector draw:style-name="gr2" draw:text-style-name="P1" draw:layer="layout" svg:x1="24.996cm" svg:y1="4.895cm" svg:x2="27.587cm" svg:y2="6.219cm" draw:start-shape="id10" draw:start-glue-point="2" draw:end-shape="id14" svg:d="M24996 4895v662h2591v662">
          <text:p/>
        </draw:connector>
        <draw:rect draw:style-name="gr1" draw:text-style-name="P2" xml:id="id16" draw:id="id16" draw:layer="layout" svg:width="2.645cm" svg:height="3.526cm" svg:x="19.058cm" svg:y="13.274cm">
          <text:p text:style-name="P1"><text:span text:style-name="T2">메뉴 수정</text:span></text:p>
          <text:p text:style-name="P1"><text:span text:style-name="T1">. </text:span><text:span text:style-name="T1">메뉴 명 </text:span></text:p>
          <text:p text:style-name="P1"><text:span text:style-name="T1">. </text:span><text:span text:style-name="T1">가격</text:span></text:p>
          <text:p text:style-name="P1"><text:span text:style-name="T1">수정</text:span></text:p>
        </draw:rect>
        <draw:connector draw:style-name="gr2" draw:text-style-name="P1" draw:layer="layout" svg:x1="16.123cm" svg:y1="12.2cm" svg:x2="16.123cm" svg:y2="13.274cm" draw:start-shape="id11" draw:end-shape="id15" draw:end-glue-point="0" svg:d="M16123 12200v1074">
          <text:p/>
        </draw:connector>
        <draw:connector draw:style-name="gr2" draw:text-style-name="P1" draw:layer="layout" svg:x1="20.344cm" svg:y1="12cm" svg:x2="20.38cm" svg:y2="13.274cm" draw:start-shape="id12" draw:start-glue-point="2" draw:end-shape="id16" draw:end-glue-point="0" svg:d="M20344 12000v637h36v637">
          <text:p/>
        </draw:connector>
        <draw:connector draw:style-name="gr2" draw:text-style-name="P1" draw:layer="layout" svg:x1="4.766cm" svg:y1="3.691cm" svg:x2="4.766cm" svg:y2="4.426cm" draw:start-shape="id5" draw:start-glue-point="2" draw:end-shape="id6" draw:end-glue-point="0" svg:d="M4766 3691v735">
          <text:p/>
        </draw:connector>
        <draw:connector draw:style-name="gr2" draw:text-style-name="P1" draw:layer="layout" svg:x1="0.9cm" svg:y1="8.395cm" svg:x2="3.389cm" svg:y2="6.851cm" draw:start-shape="id1" draw:end-shape="id7" svg:d="M900 8395v-1544h2489">
          <text:p/>
        </draw:connector>
        <draw:connector draw:style-name="gr2" draw:text-style-name="P1" draw:layer="layout" svg:x1="8.238cm" svg:y1="8.395cm" svg:x2="6.144cm" svg:y2="6.851cm" draw:start-shape="id3" draw:end-shape="id7" draw:end-glue-point="1" svg:d="M8238 8395v-1544h-2094">
          <text:p/>
        </draw:connector>
        <draw:rect draw:style-name="gr2" draw:text-style-name="P1" draw:layer="layout" svg:width="4.2cm" svg:height="3.8cm" svg:x="0.6cm" svg:y="15cm">
          <text:p/>
        </draw:rect>
        <presentation:notes draw:style-name="dp2">
          <draw:page-thumbnail draw:style-name="gr3" draw:layer="layout" svg:width="20.999cm" svg:height="9.396cm" svg:x="0cm" svg:y="3.126cm" draw:page-number="1" presentation:class="page"/>
          <draw:frame presentation:style-name="pr1" draw:text-style-name="P3" draw:layer="layout" svg:width="16.799cm" svg:height="13.364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22T17:01:35.60</meta:creation-date>
    <meta:editing-duration>PT28M4S</meta:editing-duration>
    <meta:editing-cycles>5</meta:editing-cycles>
    <dc:date>2020-12-23T12:01:23.24</dc:date>
    <meta:generator>OpenOffice/4.1.7$Win32 OpenOffice.org_project/417m1$Build-9800</meta:generator>
    <meta:document-statistic meta:object-count="57"/>
  </office:meta>
</office:document-meta>
</file>